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ext-properties style:font-name="Liberation Serif" fo:font-size="13pt" style:font-size-asian="13pt" style:font-size-complex="13pt"/>
    </style:style>
    <style:style style:name="ce19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ackground-color="#999999"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8"/>
        <table:table-column table:style-name="co3" table:default-cell-style-name="ce9"/>
        <table:table-column table:style-name="co4" table:default-cell-style-name="ce9"/>
        <table:table-column table:style-name="co5" table:default-cell-style-name="ce18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9" office:value-type="string" calcext:value-type="string">
            <text:p>simple</text:p>
          </table:table-cell>
          <table:table-cell table:style-name="ce19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7" office:value-type="string" calcext:value-type="string">
            <text:p>Vis M3x8mm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4"/>
          <table:table-cell table:style-name="ce29" office:value-type="string" calcext:value-type="string">
            <text:p>10g</text:p>
          </table:table-cell>
          <table:table-cell table:number-columns-repeated="1018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7" office:value-type="string" calcext:value-type="string">
            <text:p>Vis M3x12mm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29" office:value-type="string" calcext:value-type="string">
            <text:p>6g</text:p>
          </table:table-cell>
          <table:table-cell table:number-columns-repeated="1018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7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4"/>
          <table:table-cell table:style-name="ce29" office:value-type="string" calcext:value-type="string">
            <text:p>47g</text:p>
          </table:table-cell>
          <table:table-cell table:number-columns-repeated="1018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7" office:value-type="string" calcext:value-type="string">
            <text:p>Vis M3x30mm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7" office:value-type="string" calcext:value-type="string">
            <text:p>Vis M3x40mm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7" office:value-type="string" calcext:value-type="string">
            <text:p>Vis M3x60mm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4"/>
          <table:table-cell table:style-name="ce29" office:value-type="string" calcext:value-type="string">
            <text:p>31g</text:p>
          </table:table-cell>
          <table:table-cell table:number-columns-repeated="1018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7" office:value-type="string" calcext:value-type="string">
            <text:p>Vis M3x16mm tête fraisée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4"/>
          <table:table-cell table:style-name="ce29" office:value-type="string" calcext:value-type="string">
            <text:p>29g</text:p>
          </table:table-cell>
          <table:table-cell table:number-columns-repeated="1018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7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7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4"/>
          <table:table-cell table:style-name="ce29" office:value-type="string" calcext:value-type="string">
            <text:p>10g</text:p>
          </table:table-cell>
          <table:table-cell table:number-columns-repeated="1018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20mm 6 pans creux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4"/>
          <table:table-cell table:style-name="ce29" office:value-type="string" calcext:value-type="string">
            <text:p>19,6g</text:p>
          </table:table-cell>
          <table:table-cell table:number-columns-repeated="1018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4"/>
          <table:table-cell table:style-name="ce29" office:value-type="string" calcext:value-type="string">
            <text:p>15g</text:p>
          </table:table-cell>
          <table:table-cell table:number-columns-repeated="1018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7" office:value-type="string" calcext:value-type="string">
            <text:p>Rondelles M3 standards</text:p>
          </table:table-cell>
          <table:table-cell table:style-name="ce8" office:value-type="float" office:value="146" calcext:value-type="float">
            <text:p>146</text:p>
          </table:table-cell>
          <table:table-cell table:style-name="ce8"/>
          <table:table-cell table:style-name="ce4"/>
          <table:table-cell table:style-name="ce29" office:value-type="string" calcext:value-type="string">
            <text:p>36g</text:p>
          </table:table-cell>
          <table:table-cell table:number-columns-repeated="1018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7" office:value-type="string" calcext:value-type="string">
            <text:p>Ecroux nylstop M3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29" office:value-type="string" calcext:value-type="string">
            <text:p>7,5g</text:p>
          </table:table-cell>
          <table:table-cell table:number-columns-repeated="1018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7" office:value-type="string" calcext:value-type="string">
            <text:p>Ecroux M3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Ecrou M5</text:p>
          </table:table-cell>
          <table:table-cell table:style-name="ce21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Rondelle M5</text:p>
          </table:table-cell>
          <table:table-cell table:style-name="ce21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11" office:value-type="string" calcext:value-type="string">
            <text:p>Stub 8x25mm</text:p>
          </table:table-cell>
          <table:table-cell table:style-name="ce20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3"/>
          <table:covered-table-cell table:number-columns-repeated="2" table:style-name="ce22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11" office:value-type="string" calcext:value-type="string">
            <text:p>608ZZ ball bearing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4" office:value-type="string" calcext:value-type="string">
            <text:p>Fusible 1A 5x20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14" office:value-type="string" calcext:value-type="string">
            <text:p>Thermistance 100K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/>
          <table:table-cell table:style-name="ce24" office:value-type="string" calcext:value-type="string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Axes de 5mm</text:p>
          </table:table-cell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Tige filetée M5 100mm</text:p>
          </table:table-cell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5"/>
          <table:table-cell table:style-name="ce23" table:number-columns-repeated="2"/>
          <table:table-cell table:style-name="ce5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4" office:value-type="string" calcext:value-type="string">
            <text:p>Embase IEC C14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4" office:value-type="string" calcext:value-type="string">
            <text:p>Tête d'impression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4" office:value-type="string" calcext:value-type="string">
            <text:p>Cable USB A to B 3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4" office:value-type="string" calcext:value-type="string">
            <text:p>Câble NEMA17 20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4" office:value-type="string" calcext:value-type="string">
            <text:p>Câble NEMA17 90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4" office:value-type="string" calcext:value-type="string">
            <text:p>Câble NEMA17 1300m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4" office:value-type="string" calcext:value-type="string">
            <text:p>Plaque alu 3mm 73x70mm</text:p>
          </table:table-cell>
          <table:table-cell table:style-name="ce24" office:value-type="string" calcext:value-type="string">
            <text:p>1</text:p>
          </table:table-cell>
          <table:table-cell table:style-name="ce24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4"/>
          <table:covered-table-cell table:number-columns-repeated="2" table:style-name="ce24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RJ45 (au m)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double 0,75mm² (au m)</text:p>
          </table:table-cell>
          <table:table-cell table:style-name="ce20" office:value-type="float" office:value="1.5" calcext:value-type="float">
            <text:p>1,5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Spirale de câbles</text:p>
          </table:table-cell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Câble terre 1mm²</text:p>
          </table:table-cell>
          <table:table-cell table:style-name="ce20" office:value-type="float" office:value="0.1" calcext:value-type="float">
            <text:p>0,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gaîne thermo 2mm (au m)</text:p>
          </table:table-cell>
          <table:table-cell table:style-name="ce20" office:value-type="float" office:value="0.5" calcext:value-type="float">
            <text:p>0,5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20" office:value-type="float" office:value="0.84" calcext:value-type="float">
            <text:p>0,8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3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3"/>
          <table:covered-table-cell table:number-columns-repeated="2" table:style-name="ce20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4" office:value-type="string" calcext:value-type="string">
            <text:p>Moteur NEMA1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4" office:value-type="string" calcext:value-type="string">
            <text:p>Moteur NEMA1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6"/>
          <table:covered-table-cell table:number-columns-repeated="2" table:style-name="ce20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Bouleau 9mm 210x210m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4" office:value-type="string" calcext:value-type="string">
            <text:p>Alimentation 12V 120W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4" office:value-type="string" calcext:value-type="string">
            <text:p>Ventilateur 40m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4" office:value-type="string" calcext:value-type="string">
            <text:p>Fermeture grenouille cadenassabl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4" office:value-type="string" calcext:value-type="string">
            <text:p>Cordon secteur IEC mâle 2m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Pièces imprimées</text:p>
          </table:table-cell>
          <table:table-cell table:style-name="ce20" office:value-type="float" office:value="0.2" calcext:value-type="float">
            <text:p>0,2</text:p>
          </table:table-cell>
          <table:table-cell table:style-name="ce20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Colliers nylon 200mm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CD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Etiquette capot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Sachet A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7" office:value-type="string" calcext:value-type="string">
            <text:p>Sachet B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0000-00-00T00:00:03.410136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4-10-07T15:45:55.898884625</dc:date>
    <dc:creator>Adrien </dc:creator>
    <meta:editing-duration>PT2H54M37S</meta:editing-duration>
    <meta:editing-cycles>50</meta:editing-cycles>
    <meta:generator>LibreOffice/4.1.3.2$Linux_X86_64 LibreOffice_project/410m0$Build-2</meta:generator>
    <meta:printed-by>Adrien </meta:printed-by>
    <meta:print-date>2014-09-12T14:16:51.962171147</meta:print-date>
    <meta:document-statistic meta:table-count="1" meta:cell-count="232" meta:object-count="0"/>
  </office:meta>
</office:document-meta>
</file>